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onsolas" fo:font-size="14pt" style:font-size-asian="14pt" style:font-size-complex="14pt"/>
    </style:style>
    <style:style style:name="P5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onsolas" fo:font-size="20pt" style:text-underline-style="none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<text:s text:c="3"/><text:span text:style-name="T2">Algorithmus</text:span></text:p>
      <text:p text:style-name="P7"/>
      <text:p text:style-name="P3"><text:s text:c="2"/>VMAX: 5; P%: 33; <text:s/>Cruise control: Off; <text:s/>Delayed at v=0: Off;</text:p>
      <text:p text:style-name="P7"/>
      <text:p text:style-name="P6"><text:s/><text:span text:style-name="T6">Runde</text:span> <text:s text:c="113"/>#t-jam</text:p>
      <text:p text:style-name="P6"/>
      <text:p text:style-name="P6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6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6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1"><text:s text:c="7"/>5----4---2---1-1---- <text:s text:c="2"/>5----5---3---2-2---- <text:s text:c="2"/>4----3---3---1-2---- <text:s text:c="2"/>4----3---3---0-1---- <text:s text:c="2"/>----4---3---30--1--- <text:s text:c="8"/></text:p>
      <text:p text:style-name="P11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6"><text:s text:c="124"/></text:p>
      <text:p text:style-name="P6"><text:s text:c="125"/></text:p>
      <text:p text:style-name="P6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6"><text:s text:c="7"/>12345678901234567890 <text:s text:c="2"/>12345678901234567890 <text:s text:c="2"/>12345678901234567890 <text:s text:c="2"/>12345678901234567890 <text:s text:c="2"/>12345678901234567890 <text:s text:c="2"/>1 </text:p>
      <text:p text:style-name="P6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1"><text:s text:c="7"/>----4---3---30--1--- <text:s text:c="2"/>----5---4---41--2--- <text:s text:c="2"/>----3---3---01--2--- <text:s text:c="2"/>----3---2---00--1--- <text:s text:c="2"/>-------3--2-00---1--</text:p>
      <text:p text:style-name="P11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6"/>
      <text:p text:style-name="P6"/>
      <text:p text:style-name="P6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6"><text:s text:c="7"/>12345678901234567890 <text:s text:c="2"/>12345678901234567890 <text:s text:c="2"/>12345678901234567890 <text:s text:c="2"/>12345678901234567890 <text:s text:c="2"/>12345678901234567890 <text:s text:c="3"/>2</text:p>
      <text:p text:style-name="P6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1"><text:s text:c="7"/>-------3--2-00---1-- <text:s text:c="2"/>-------4--3-11---2-- <text:s text:c="2"/>-------2--1-01---2-- <text:s text:c="2"/>-------2--0-01---2-- <text:s text:c="2"/>---------20-0-1----2</text:p>
      <text:p text:style-name="P11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6"/>
      <text:p text:style-name="P6"/>
      <text:p text:style-name="P6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6"><text:s text:c="7"/>12345678901234567890 <text:s text:c="2"/>12345678901234567890 <text:s text:c="2"/>12345678901234567890 <text:s text:c="2"/>12345678901234567890 <text:s text:c="2"/>12345678901234567890 <text:s text:c="3"/>2</text:p>
      <text:p text:style-name="P6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1"><text:s text:c="7"/>---------20-0-1----2 <text:s text:c="2"/>---------31-1-2----3 <text:s text:c="2"/>---------01-1-2----3 <text:s text:c="2"/>---------01-0-1----2 <text:s text:c="2"/>-2-------0-10--1----</text:p>
      <text:p text:style-name="P11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6"/>
      <text:p text:style-name="P6"><text:s text:c="2"/></text:p>
      <text:p text:style-name="P6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6"><text:s text:c="7"/>12345678901234567890 <text:s text:c="2"/>12345678901234567890 <text:s text:c="2"/>12345678901234567890 <text:s text:c="2"/>12345678901234567890 <text:s text:c="2"/>12345678901234567890 <text:s text:c="3"/>2</text:p>
      <text:p text:style-name="P6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1"><text:s text:c="7"/>-2-------0-10--1---- <text:s text:c="2"/>-3-------1-21--2---- <text:s text:c="2"/>-3-------1-01--2---- <text:s text:c="2"/>-3-------1-01--2---- <text:s text:c="2"/>----3-----10-1---2--</text:p>
      <text:p text:style-name="P11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8"/>
      <text:p text:style-name="P2"><text:span text:style-name="T3"><text:s text:c="2"/></text:span><text:span text:style-name="T1">KONSTANTEN</text:span></text:p>
      <text:p text:style-name="P1"/>
      <text:p text:style-name="P1"><text:s text:c="4"/>OCAR aCars[10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0} <text:s text:c="16"/>#Ticks: <text:s text:c="11"/>{0..1024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</text:p>
      <text:p text:style-name="P1"><text:s text:c="4"/>Run mode: <text:s text:c="6"/>{Step|Auto} <text:s text:c="3"/></text:p>
      <text:p text:style-name="P1"><text:s text:c="4"/>Save to file: <text:s text:c="2"/>{On|Off}</text:p>
      <text:p text:style-name="P1"><text:s text:c="4"/>File: <text:s text:c="10"/>-..[.bmp]-</text:p>
      <text:p text:style-name="P1"/>
      <text:p text:style-name="P1"/>
      <text:p text:style-name="P9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33"/><text:span text:style-name="T6">ENTER</text:span> – NextSetting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0"/>
      <text:p text:style-name="P1"><text:s text:c="2"/><text:span text:style-name="T2">Beschreibungen</text:span> <text:s text:c="2"/></text:p>
      <text:p text:style-name="P3"/>
      <text:p text:style-name="P1"><text:s text:c="2"/><text:span text:style-name="T7"><text:s/></text:span><text:span text:style-name="T8">Straße:</text:span></text:p>
      <text:p text:style-name="P4"><text:span text:style-name="T9"><text:s text:c="6"/>Streifen a 100 Autos lang. Straße ist </text:span>endlich, aber unbegrenzt, denn ihr rechtes und linkes </text:p>
      <text:p text:style-name="P4"><text:s text:c="6"/>Ende sind topologisch miteinander verbunden. Auf der einspurigen Straße fahren Autos nach rechts. </text:p>
      <text:p text:style-name="P3"/>
      <text:p text:style-name="P4"><text:span text:style-name="T9"><text:s text:c="4"/></text:span><text:span text:style-name="T6">Cruise control (Tempomat): </text:span><text:span text:style-name="T9"><text:s text:c="7"/></text:span></text:p>
      <text:p text:style-name="P4"><text:span text:style-name="T9"><text:s text:c="6"/>Auf </text:span>Trödeln bei Maximalgeschwindigkeit verzichten</text:p>
      <text:p text:style-name="P4"/>
      <text:p text:style-name="P4"><text:s text:c="4"/><text:span text:style-name="T6">Delayed at v=0: <text:s/></text:span></text:p>
      <text:p text:style-name="P4"><text:span text:style-name="T9"><text:s text:c="6"/>Bei v=0 im Zustand '</text:span><text:span text:style-name="T6">NewTick</text:span><text:span text:style-name="T9">' benutze (X:{0..99}:X&gt;P%) in dieser Runde als </text:span></text:p>
      <text:p text:style-name="P4"><text:span text:style-name="T9"><text:s text:c="6"/>Trödelwahrscheinlichkeit im Zustand '</text:span><text:span text:style-name="T6">Trödeln</text:span><text:span text:style-name="T9">'</text:span></text:p>
      <text:p text:style-name="P4"><text:s text:c="5"/></text:p>
      <text:p text:style-name="P4"><text:s text:c="4"/><text:span text:style-name="T6">Save to file:</text:span></text:p>
      <text:p text:style-name="P4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3"><text:s text:c="6"/>Geschwindigkeit als Farbwert auf einem Bildstreifen gespeichert.</text:p>
      <text:p text:style-name="P4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4"><text:span text:style-name="T9"><text:s text:c="6"/>bisher gespeicherten Bildstreifen als </text:span><text:span text:style-name="T6">*.bmp </text:span><text:span text:style-name="T9">in eine Datei gespeichert.</text:span></text:p>
      <text:p text:style-name="P3"/>
      <text:p text:style-name="P4"><text:span text:style-name="T9"><text:s text:c="4"/></text:span><text:span text:style-name="T6">Ticks:</text:span></text:p>
      <text:p text:style-name="P3"><text:s text:c="6"/>Anzahl an Ticks/Runden. Maximal 1024 danach wird automatisch abgebrochen und falls [SAVE==ON] </text:p>
      <text:p text:style-name="P3"><text:s text:c="6"/>wird auch in Datei gespeichert. Ein Tick umfasst die Zustände <text:s/></text:p>
      <text:p text:style-name="P3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3"/>
      <text:p text:style-name="P4"><text:span text:style-name="T9"><text:s text:c="4"/></text:span><text:span text:style-name="T6">#Halt+Time:</text:span></text:p>
      <text:p text:style-name="P3"><text:s text:c="6"/>#Halt ist die Anzahl bisheriger Staus. Ein Stau ist dadurch zu erkennen das nach dem Zustand</text:p>
      <text:p text:style-name="P3"><text:s text:c="6"/>'<text:span text:style-name="T6">Fahren</text:span>' es ein Auto gibt das Geschwindigkeit 0 hat und noch nicht als Stau markiert ist und </text:p>
      <text:p text:style-name="P3"><text:s text:c="6"/>vor dem direkt kein anderes Auto steht. Ein Auto das gefahren ist befindet sich nicht mehr </text:p>
      <text:p text:style-name="P3"><text:s text:c="6"/>im Stau. </text:p>
      <text:p text:style-name="P3"><text:s text:c="6"/>Im <text:span text:style-name="T6">Run Mode AUTO</text:span> wird die Zeit '<text:span text:style-name="T6">Time without jam'</text:span> gemessen. </text:p>
      <text:p text:style-name="P3"><text:s text:c="6"/>(wie lange es dauert bis der erste Stau auftritt/Wie lange noch gar kein Stau da ist).</text:p>
      <text:p text:style-name="P3"/>
      <text:p text:style-name="P3"/>
      <text:p text:style-name="P3"/>
      <text:p text:style-name="P3"><text:soft-page-break/></text:p>
      <text:p text:style-name="P3"/>
      <text:p text:style-name="P4"><text:span text:style-name="T9"><text:s text:c="4"/></text:span><text:span text:style-name="T6">Dilly-dally-P%:</text:span></text:p>
      <text:p text:style-name="P4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3"><text:s text:c="6"/>um 1 langsamer.</text:p>
      <text:p text:style-name="P3"/>
      <text:p text:style-name="P4"><text:span text:style-name="T9"><text:s text:c="4"/></text:span><text:span text:style-name="T6">Run mode STEP:</text:span></text:p>
      <text:p text:style-name="P3"><text:s text:c="6"/>Im <text:span text:style-name="T6">STEP</text:span> Modus werden pro Runde/Tick nacheinander auf Tastendruck '<text:span text:style-name="T6">Leertaste</text:span>' die Zustände </text:p>
      <text:p text:style-name="P3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3"><text:s text:c="6"/>ausgegeben. </text:p>
      <text:p text:style-name="P3"><text:s text:c="6"/>Die Zeit ohne Staus wird nicht gemessen.</text:p>
      <text:p text:style-name="P3"/>
      <text:p text:style-name="P3"><text:s text:c="4"/><text:span text:style-name="T6">Run mode AUTO:</text:span></text:p>
      <text:p text:style-name="P3"><text:s text:c="6"/>Im <text:span text:style-name="T6">AUTO</text:span> Modus wird nur noch pro Runde/Tick der Zustand <text:span text:style-name="T6">'Fahren' </text:span>ausgegeben.</text:p>
      <text:p text:style-name="P3"><text:s text:c="6"/>Die Zeit wird gemessen, wie lange es dauert bis der erste Stau auftritt.</text:p>
      <text:p text:style-name="P3"/>
      <text:p text:style-name="P3"><text:s text:c="4"/><text:span text:style-name="T6">Run mode STEP+AUTO:</text:span></text:p>
      <text:p text:style-name="P3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3"><text:s text:c="6"/>Falls [SAVE=ON] wird mit <text:span text:style-name="T6">'p' </text:span>abgebrochen und die bisherige Berechnung als <text:span text:style-name="T6">*.bmp</text:span> in </text:p>
      <text:p text:style-name="P3"><text:s text:c="6"/>eine Datei gespeichert.</text:p>
      <text:p text:style-name="P3"/>
      <text:p text:style-name="P3"/>
      <text:p text:style-name="P16"/>
      <text:p text:style-name="P1"><text:span text:style-name="T4"><text:s text:c="2"/></text:span><text:span text:style-name="T2">Datenstrukturen</text:span></text:p>
      <text:p text:style-name="P13"><text:s text:c="6"/></text:p>
      <text:p text:style-name="P5"><text:s text:c="6"/>struct car { <text:s text:c="29"/>struct naschmodell {</text:p>
      <text:p text:style-name="P5"><text:s text:c="59"/></text:p>
      <text:p text:style-name="P5"><text:s text:c="8"/>ID <text:s text:c="39"/>struct SETTINGS <text:s/></text:p>
      <text:p text:style-name="P5"><text:s text:c="8"/>V <text:s text:c="40"/>struct GAUGINGS </text:p>
      <text:p text:style-name="P5"><text:s text:c="8"/>VCHANGE <text:s text:c="34"/>CAR[100] <text:s text:c="8"/></text:p>
      <text:p text:style-name="P5"><text:s text:c="8"/>USE_X&gt;P% <text:s text:c="33"/></text:p>
      <text:p text:style-name="P5"><text:s text:c="8"/>IS_IN_TRAFFIC_JAM</text:p>
      <text:p text:style-name="P5"><text:s text:c="8"/>TRAFFIC_JAM_GROUP_ID</text:p>
      <text:p text:style-name="P5"><text:s text:c="8"/><text:span text:style-name="T10">POSITION</text:span></text:p>
      <text:p text:style-name="P5"><text:s text:c="19"/></text:p>
      <text:p text:style-name="P5"><text:s text:c="6"/>}; <text:s text:c="39"/>};</text:p>
      <text:p text:style-name="P5"/>
      <text:p text:style-name="P5"><text:s text:c="6"/>struct settings { <text:s text:c="24"/>struct gaugings {</text:p>
      <text:p text:style-name="P5"><text:s/></text:p>
      <text:p text:style-name="P5"><text:s text:c="8"/>VMAX <text:s text:c="37"/>#TICKS <text:s text:c="3"/></text:p>
      <text:p text:style-name="P5"><text:s text:c="8"/>#CARS <text:s text:c="36"/>#TRAFFIC_JAM</text:p>
      <text:p text:style-name="P5"><text:s text:c="8"/>P% <text:s text:c="39"/>START_TIME <text:s text:c="2"/></text:p>
      <text:p text:style-name="P5"><text:s text:c="8"/>enum CRUISE_CONTROL <text:s text:c="22"/>struct colormap <text:s/></text:p>
      <text:p text:style-name="P5"><text:s text:c="8"/>enum DELAYED_AT_V=0 <text:s text:c="20"/></text:p>
      <text:p text:style-name="P5"><text:s text:c="8"/>enum SAVE_TO_FILE <text:s text:c="22"/>};</text:p>
      <text:p text:style-name="P5"><text:s text:c="8"/>enum MODE</text:p>
      <text:p text:style-name="P5"><text:s text:c="8"/>FILEPATH</text:p>
      <text:p text:style-name="P5"/>
      <text:p text:style-name="P5"><text:s text:c="6"/>}; <text:s text:c="14"/></text:p>
      <text:p text:style-name="P5"/>
      <text:p text:style-name="P5"><text:s text:c="6"/></text:p>
      <text:p text:style-name="P5"/>
      <text:p text:style-name="P5"><text:s text:c="8"/></text:p>
      <text:p text:style-name="P5"/>
      <text:p text:style-name="P15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12:32:36.01</dc:date>
    <dc:creator>Daniel Fritsch</dc:creator>
    <meta:editing-duration>PT4H53M14S</meta:editing-duration>
    <meta:editing-cycles>257</meta:editing-cycles>
    <meta:generator>OpenOffice/4.1.2$Win32 OpenOffice.org_project/412m3$Build-9782</meta:generator>
    <meta:document-statistic meta:table-count="0" meta:image-count="0" meta:object-count="0" meta:page-count="6" meta:paragraph-count="128" meta:word-count="851" meta:character-count="8018"/>
  </office:meta>
</office:document-meta>
</file>